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297000000A8B72290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15pt" style:font-size-asian="15pt" style:font-size-complex="15pt"/>
    </style:style>
    <style:style style:name="P3" style:family="paragraph">
      <style:text-properties fo:color="#ff0000" fo:font-size="15pt" style:font-size-asian="15pt" style:font-size-complex="15pt"/>
    </style:style>
    <style:style style:name="P4" style:family="paragraph">
      <style:text-properties fo:color="#ff950e" fo:font-size="15pt" style:font-size-asian="15pt" style:font-size-complex="15pt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ff0000" fo:font-size="15pt" style:font-size-asian="15pt" style:font-size-complex="15pt"/>
    </style:style>
    <style:style style:name="T3" style:family="text">
      <style:text-properties fo:color="#ff950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41cm" svg:height="4.444cm" svg:x="6.086cm" svg:y="8.27cm">
          <draw:image xlink:href="Pictures/1000020100000297000000A8B72290CF.png" xlink:type="simple" xlink:show="embed" xlink:actuate="onLoad">
            <text:p/>
          </draw:image>
        </draw:frame>
        <draw:frame draw:style-name="gr2" draw:text-style-name="P2" draw:layer="layout" svg:width="6.985cm" svg:height="1.427cm" svg:x="18.526cm" svg:y="8.112cm">
          <draw:text-box>
            <text:p text:style-name="P2"><text:span text:style-name="T1">Accéder au backlog/planning</text:span></text:p>
          </draw:text-box>
        </draw:frame>
        <draw:frame draw:style-name="gr3" draw:text-style-name="P3" draw:layer="layout" svg:width="6.223cm" svg:height="1.016cm" svg:x="18.907cm" svg:y="9.89cm">
          <draw:text-box>
            <text:p text:style-name="P3"><text:span text:style-name="T2">Accéder au cardwall</text:span></text:p>
          </draw:text-box>
        </draw:frame>
        <draw:frame draw:style-name="gr3" draw:text-style-name="P4" draw:layer="layout" svg:width="6.731cm" svg:height="1.016cm" svg:x="18.526cm" svg:y="10.906cm">
          <draw:text-box>
            <text:p text:style-name="P4"><text:span text:style-name="T3">Accéder au burndown</text:span></text:p>
          </draw:text-box>
        </draw:frame>
        <draw:frame draw:style-name="gr4" draw:layer="layout" svg:width="0.502cm" svg:height="1.673cm" svg:x="22.336cm" svg:y="14.462cm">
          <draw:text-box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8:28:24</meta:creation-date>
    <dc:date>2013-04-30T10:40:00</dc:date>
    <dc:creator>sandra </dc:creator>
    <meta:editing-duration>PT16H5M18S</meta:editing-duration>
    <meta:editing-cycles>2</meta:editing-cycles>
    <meta:generator>LibreOffice/3.5$Linux_X86_64 LibreOffice_project/350m1$Build-2</meta:generator>
    <meta:document-statistic meta:object-count="5"/>
  </office:meta>
</office:document-meta>
</file>